
<file path=META-INF/manifest.xml><?xml version="1.0" encoding="utf-8"?>
<manifest:manifest xmlns:manifest="urn:oasis:names:tc:opendocument:xmlns:manifest:1.0" manifest:version="1.3">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fo="urn:oasis:names:tc:opendocument:xmlns:xsl-fo-compatible:1.0" office:version="1.3">
  <office:body>
    <office:text>
      <text:h text:style-name="Heading_20_1" text:outline-level="1">Invoice · Conduction</text:h>
      <text:p text:style-name="Subtitle">Working copy. Editable in LibreOffice, OnlyOffice, or Microsoft Word. For pixel-accurate layout, see the canonical HTML.</text:p>
      <text:p text:style-name="Standard">Design system / Print /  Invoice</text:p>
      <text:h text:style-name="Heading_20_2" text:outline-level="2">Invoice</text:h>
      <text:p text:style-name="Standard">A4 portrait. The invoice opens with a person-voice thank-you, lines describe what was delivered (not just hours), and the page closes with what's next, what we're working on this sprint. Plex Mono tabular numerals throughout. The invoice is a relationship moment, not a transaction.</text:p>
      <text:p text:style-name="Standard">Filled example · Acme BV · Nederlands</text:p>
      <text:p text:style-name="Standard">CND-INV-2026-118</text:p>
      <text:p text:style-name="Standard">Marleen, dank voor de samenwerking deze sprint. Het schema voor het klantregister staat, de pilot-import draait, en we hebben drie validatieregels gevonden die je oude proces niet had. Goed werk samen.</text:p>
      <text:p text:style-name="Standard">Factuurdatum 30 apr 2026</text:p>
      <text:p text:style-name="Standard">Vervaldatum 30 mei 2026</text:p>
      <text:p text:style-name="Standard">Termijn 30 dagen</text:p>
      <text:p text:style-name="Standard">Sprint 2026-W17</text:p>
      <text:p text:style-name="Standard">Aan Acme BV · T.a.v. Marleen de Vries, IT-lead Postbus 100, 1234 AA Voorbeelderwijk · KvK 12345678</text:p>
      <text:p text:style-name="Standard">Wat we bouwden</text:p>
      <text:p text:style-name="Standard">Uren</text:p>
      <text:p text:style-name="Standard">Per uur</text:p>
      <text:p text:style-name="Standard">Subtotaal</text:p>
      <text:p text:style-name="Standard">Schema-werksessie en commit</text:p>
      <text:p text:style-name="Standard">Vijf entiteiten vastgelegd, OpenRegister-schema in main.</text:p>
      <text:p text:style-name="Standard">8</text:p>
      <text:p text:style-name="Standard">€ 145</text:p>
      <text:p text:style-name="Standard">€ 1.160</text:p>
      <text:p text:style-name="Standard">Pilot-import + validatierapport</text:p>
      <text:p text:style-name="Standard">Drie zwaarste spreadsheets in staging, 17 fouten gerapporteerd.</text:p>
      <text:p text:style-name="Standard">14</text:p>
      <text:p text:style-name="Standard">€ 145</text:p>
      <text:p text:style-name="Standard">€ 2.030</text:p>
      <text:p text:style-name="Standard">Documentatie + handover-sessie</text:p>
      <text:p text:style-name="Standard">Schema- en API-docs in docs.conduction.nl, 2 uur sessie met Henk.</text:p>
      <text:p text:style-name="Standard">4</text:p>
      <text:p text:style-name="Standard">€ 145</text:p>
      <text:p text:style-name="Standard">€ 580</text:p>
      <text:p text:style-name="Standard">Subtotaal € 3.770,00</text:p>
      <text:p text:style-name="Standard">Btw 21% € 791,70</text:p>
      <text:p text:style-name="Standard">Te voldoen € 4.561,70</text:p>
      <text:p text:style-name="Standard">Wat is volgende</text:p>
      <text:p text:style-name="Standard">Sprint 2026-W18 staat ingepland: rollen + UI . We koppelen je vier gebruikersrollen aan OpenRegister, beheerders krijgen de UI live op je eigen Nextcloud. Heb je een backup van de huidige Excel-permissies? Stuur die naar mark@conduction.nl, dan zijn we sneller klaar.</text:p>
      <text:p text:style-name="Standard">Conduction BV · KvK 76741850 · BTW NL860784241B01 · IBAN NL51 ABNA 0868951550 conduction.nl · +31 85 303 6840</text:p>
      <text:p text:style-name="Standard">Empty template · placeholders only</text:p>
      <text:p text:style-name="Standard">{{ #ID }}</text:p>
      <text:p text:style-name="Standard">{{ Naam }}, {{ persoonlijke openingszin, twee zinnen max, refereert aan wat deze sprint is opgeleverd. }}</text:p>
      <text:p text:style-name="Standard">Factuurdatum {{ DD mmm YYYY }}</text:p>
      <text:p text:style-name="Standard">Vervaldatum {{ DD mmm YYYY }}</text:p>
      <text:p text:style-name="Standard">Termijn {{ 30 dagen }}</text:p>
      <text:p text:style-name="Standard">Sprint {{ YYYY-W## }}</text:p>
      <text:p text:style-name="Standard">Aan {{ Bedrijfsnaam }} · T.a.v. {{ naam, rol }} {{ adres }} · KvK {{ nr }}</text:p>
      <text:p text:style-name="Standard">Wat we bouwden</text:p>
      <text:p text:style-name="Standard">Uren</text:p>
      <text:p text:style-name="Standard">Per uur</text:p>
      <text:p text:style-name="Standard">Subtotaal</text:p>
      <text:p text:style-name="Standard">{{ Werk }}</text:p>
      <text:p text:style-name="Standard">{{ Concrete uitkomst, één zin. }}</text:p>
      <text:p text:style-name="Standard">{{ h }}</text:p>
      <text:p text:style-name="Standard">€ {{ rate }}</text:p>
      <text:p text:style-name="Standard">€ {{ subtotal }}</text:p>
      <text:p text:style-name="Standard">{{ Werk }}</text:p>
      <text:p text:style-name="Standard">{{ Concrete uitkomst. }}</text:p>
      <text:p text:style-name="Standard">{{ h }}</text:p>
      <text:p text:style-name="Standard">€ {{ rate }}</text:p>
      <text:p text:style-name="Standard">€ {{ subtotal }}</text:p>
      <text:p text:style-name="Standard">Subtotaal € {{ subtotal }}</text:p>
      <text:p text:style-name="Standard">Btw 21% € {{ vat }}</text:p>
      <text:p text:style-name="Standard">Te voldoen € {{ total }}</text:p>
      <text:p text:style-name="Standard">Wat is volgende</text:p>
      <text:p text:style-name="Standard">{{ Sprintvoorvertoning, één alinea. Wat de volgende sprint oplevert, of een actie van de klant die ons helpt sneller klaar te zijn. }}</text:p>
      <text:p text:style-name="Standard">Conduction BV · KvK 76741850 · BTW NL860784241B01 · IBAN NL51 ABNA 0868951550 conduction.nl</text:p>
      <text:p text:style-name="Standard">Why we built it this way</text:p>
      <text:h text:style-name="Heading_20_2" text:outline-level="2">An invoice can be a love letter</text:h>
      <text:p text:style-name="Standard">Conduction is moving into the MKB market, where the buyer is a person, not a procurement department. Our invoice is read by both finance and the contact person who owns the project, every time. So it leads with thanks, describes outcomes (not hours), closes with what's next. The invoice arrives, the relationship continues.</text:p>
      <text:list>
        <text:list-item>
          <text:p text:style-name="List">It goes to the contact person too, not just finance. Standard practice on every send: CC the project owner. Finance routes the payment; the contact person gets a note that says "we built X this sprint, here's what's next." Same PDF doing two jobs, that's why personal copy is non-negotiable.</text:p>
        </text:list-item>
        <text:list-item>
          <text:p text:style-name="List">Person-voice opener. "Marleen, dank voor de samenwerking..." A two-sentence cobalt-edge panel that names the person and the work. Pre-empts the "this feels transactional" reflex from the contact person, gives finance the context for what they're paying.</text:p>
        </text:list-item>
        <text:list-item>
          <text:p text:style-name="List">Lines show what was delivered. "8 hours" is invisible to the buyer; "Vijf entiteiten vastgelegd, schema in main" tells the contact person their project moved AND tells the CFO what was bought. One sentence, two readers, both serviced.</text:p>
        </text:list-item>
        <text:list-item>
          <text:p text:style-name="List">Sprint number in the meta-row. Treats the work as a known unit, not an open-ended task. Pairs the invoice with a body of evidence the contact person already has from the working relationship.</text:p>
        </text:list-item>
        <text:list-item>
          <text:p text:style-name="List">"Wat is volgende" footer in mint. A future-looking panel for the contact person: what next sprint delivers, or a small ask that helps. The invoice is also a status update; finance ignores it, the contact person reads it.</text:p>
        </text:list-item>
        <text:list-item>
          <text:p text:style-name="List">Action lives in the email, not the PDF. The cobalt-900 pay-strip with the "Betaal online" CTA + IBAN + amount-due hex was migrated to email-invoice.html. This PDF is the formal record both finance and the contact person archive; the email is where the click happens. One source of truth for the action.</text:p>
        </text:list-item>
        <text:list-item>
          <text:p text:style-name="List">Hex watermark. Same comb as the quotation, brand consistency across the documents the same person reads.</text:p>
        </text:list-item>
        <text:list-item>
          <text:p text:style-name="List">Plex Mono on every number. Tabular numerals align by default; the invoice reads like a balance sheet, distinctive and trustworthy. The vibe is competent friend, not enterprise vendor — the right register for an MKB-IT-lead reader.</text:p>
        </text:list-item>
      </text:list>
      <text:p text:style-name="Standard">A4 · NL canonical · --bleed 0 · iDEAL QR slated, currently uses the LinkedIn QR as placeholder so the layout slot is real · MKB-direct copy: see /preview/identity/voice.html</text:p>
      <text:p text:style-name="Standard">tokens.css · hex-bullet icon · .paper--A4 · quotation chassis sibling · email-invoice as the deliverable wrapper ·
        MKB-direct copy from voice</text:p>
      <text:p text:style-name="Footer">Canonical layout: https://design-system.conduction.nl/preview/print/invoice.html · Conduction design system · tokens.css · generated 2026-05-13</text:p>
    </office:text>
  </office:body>
</office:document-content>
</file>

<file path=styles.xml><?xml version="1.0" encoding="utf-8"?>
<office:document-styles xmlns:office="urn:oasis:names:tc:opendocument:xmlns:office:1.0" xmlns:style="urn:oasis:names:tc:opendocument:xmlns:style:1.0" xmlns:text="urn:oasis:names:tc:opendocument:xmlns:text:1.0" xmlns:fo="urn:oasis:names:tc:opendocument:xmlns:xsl-fo-compatible:1.0" xmlns:table="urn:oasis:names:tc:opendocument:xmlns:table:1.0" office:version="1.3">
  <office:font-face-decls>
    <style:font-face xmlns:svg="urn:oasis:names:tc:opendocument:xmlns:svg-compatible:1.0" style:name="Figtree" svg:font-family="Figtree, 'Helvetica Neue', Arial, sans-serif"/>
    <style:font-face xmlns:svg="urn:oasis:names:tc:opendocument:xmlns:svg-compatible:1.0" style:name="IBM Plex Mono" svg:font-family="'IBM Plex Mono', Menlo, Consolas, monospace"/>
  </office:font-face-decls>
  <office:styles>
    <style:default-style style:family="paragraph">
      <style:text-properties style:font-name="Figtree" fo:font-size="11pt" fo:color="#152D5C"/>
      <style:paragraph-properties fo:line-height="150%" fo:margin-top="0cm" fo:margin-bottom="0.25cm"/>
    </style:default-style>
    <style:style style:name="Standard" style:family="paragraph" style:class="text"/>
    <style:style style:name="Heading_20_1" style:display-name="Heading 1" style:family="paragraph" style:next-style-name="Standard">
      <style:text-properties style:font-name="Figtree" fo:font-size="24pt" fo:font-weight="bold" fo:color="#21468B"/>
      <style:paragraph-properties fo:margin-top="0.6cm" fo:margin-bottom="0.3cm"/>
    </style:style>
    <style:style style:name="Heading_20_2" style:display-name="Heading 2" style:family="paragraph" style:next-style-name="Standard">
      <style:text-properties style:font-name="Figtree" fo:font-size="16pt" fo:font-weight="bold" fo:color="#21468B"/>
      <style:paragraph-properties fo:margin-top="0.5cm" fo:margin-bottom="0.2cm"/>
    </style:style>
    <style:style style:name="Heading_20_3" style:display-name="Heading 3" style:family="paragraph" style:next-style-name="Standard">
      <style:text-properties style:font-name="Figtree" fo:font-size="13pt" fo:font-weight="bold" fo:color="#152D5C"/>
      <style:paragraph-properties fo:margin-top="0.4cm" fo:margin-bottom="0.15cm"/>
    </style:style>
    <style:style style:name="Subtitle" style:family="paragraph" style:next-style-name="Standard">
      <style:text-properties style:font-name="Figtree" fo:font-size="13pt" fo:color="#4D69A4" fo:font-style="italic"/>
      <style:paragraph-properties fo:margin-bottom="0.5cm"/>
    </style:style>
    <style:style style:name="Accent" style:family="text">
      <style:text-properties fo:color="#F36C21" fo:font-weight="bold"/>
    </style:style>
    <style:style style:name="List" style:family="paragraph" style:parent-style-name="Standard">
      <style:paragraph-properties fo:margin-left="0.6cm" fo:margin-bottom="0.15cm"/>
    </style:style>
    <style:style style:name="Footer" style:family="paragraph">
      <style:text-properties style:font-name="IBM Plex Mono" fo:font-size="9pt" fo:color="#4D69A4"/>
      <style:paragraph-properties fo:margin-top="1cm" fo:border-top="0.5pt solid #21468B" fo:padding-top="0.25cm"/>
    </style:style>
  </office:styles>
  <office:automatic-styles>
    <style:page-layout style:name="PL1">
      <style:page-layout-properties fo:page-width="21cm" fo:page-height="29.7cm" fo:margin-top="2.2cm" fo:margin-bottom="2cm" fo:margin-left="2.2cm" fo:margin-right="2.2cm" style:print-orientation="portrait"/>
    </style:page-layout>
  </office:automatic-styles>
  <office:master-styles>
    <style:master-page style:name="Standard" style:page-layout-name="PL1"/>
  </office:master-styles>
</office:document-styles>
</file>

<file path=meta.xml><?xml version="1.0" encoding="utf-8"?>
<office:document-meta xmlns:office="urn:oasis:names:tc:opendocument:xmlns:office:1.0" xmlns:meta="urn:oasis:names:tc:opendocument:xmlns:meta:1.0" xmlns:dc="http://purl.org/dc/elements/1.1/" office:version="1.3">
  <office:meta>
    <meta:generator>Conduction design-system / build-odf.py</meta:generator>
    <dc:title>Invoice · Conduction</dc:title>
    <dc:creator>Conduction B.V.</dc:creator>
    <meta:initial-creator>Conduction B.V.</meta:initial-creator>
    <dc:date>2026-05-13T05:21:41+00:00</dc:date>
    <meta:creation-date>2026-05-13T05:21:41+00:00</meta:creation-date>
  </office:meta>
</office:document-meta>
</file>